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>Step1: select snapshot go to permossin tab click edit</text:p>
      <text:p text:style-name="Standard">Add account no and save where you want to allow transfer your snapshot.</text:p>
      <text:p text:style-name="Standard"/>
      <text:p text:style-name="Standard"/>
      <text:p text:style-name="Standard">Step2:Check new account snapshot that is come.</text:p>
      <text:p text:style-name="Standard"/>
      <text:p text:style-name="Standard">Snapshot shoul be private, It should come in same region.</text:p>
      <text:p text:style-name="Standard"/>
      <text:p text:style-name="Standard">STEP3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3M58S</meta:editing-duration>
    <meta:editing-cycles>3</meta:editing-cycles>
    <meta:generator>OpenOffice/4.1.2$Win32 OpenOffice.org_project/412m3$Build-9782</meta:generator>
    <dc:date>2017-08-30T18:42:46.38</dc:date>
    <meta:document-statistic meta:table-count="0" meta:image-count="0" meta:object-count="0" meta:page-count="1" meta:paragraph-count="6" meta:word-count="40" meta:character-count="234"/>
    <dc:creator>Dinesh Kabade</dc:creator>
    <meta:user-defined meta:name="Info 1"/>
    <meta:user-defined meta:name="Info 2"/>
    <meta:user-defined meta:name="Info 3"/>
    <meta:user-defined meta:name="Info 4"/>
  </office:meta>
</office:document-meta>
</file>